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auhaus 93" svg:font-family="'Bauhaus 93'" style:font-family-generic="decorative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eeeeee" draw:opacity="100%"/>
      <style:paragraph-properties fo:margin-top="0.049cm" fo:margin-bottom="0.049cm" loext:contextual-spacing="false" style:line-height-at-least="0.788cm" fo:background-color="#eeeeee"/>
      <style:text-properties fo:color="#616161" style:font-name="Arial1" fo:font-size="15pt" style:font-size-asian="15pt" style:font-name-complex="Arial2" style:font-size-complex="15pt"/>
    </style:style>
    <style:style style:name="P2" style:family="paragraph" style:parent-style-name="Normal_20__28_Web_29_">
      <loext:graphic-properties draw:fill="solid" draw:fill-color="#ffffff" draw:opacity="100%"/>
      <style:paragraph-properties fo:margin-top="0.049cm" fo:margin-bottom="0.049cm" loext:contextual-spacing="false" style:line-height-at-least="0.788cm" fo:background-color="#ffffff"/>
      <style:text-properties fo:color="#616161" fo:background-color="#cccccc"/>
    </style:style>
    <style:style style:name="P3" style:family="paragraph" style:parent-style-name="Normal_20__28_Web_29_">
      <style:paragraph-properties fo:margin-top="0.049cm" fo:margin-bottom="0.049cm" loext:contextual-spacing="false" style:line-height-at-least="0.788cm"/>
      <style:text-properties fo:color="#616161" fo:background-color="transparent"/>
    </style:style>
    <style:style style:name="P4" style:family="paragraph" style:parent-style-name="Normal_20__28_Web_29_">
      <loext:graphic-properties draw:fill="solid" draw:fill-color="#ffffff" draw:opacity="100%"/>
      <style:paragraph-properties fo:margin-top="0.049cm" fo:margin-bottom="0.049cm" loext:contextual-spacing="false" style:line-height-at-least="0.788cm" fo:background-color="#ffffff"/>
      <style:text-properties fo:color="#616161" fo:background-color="transparent"/>
    </style:style>
    <style:style style:name="P5" style:family="paragraph" style:parent-style-name="Normal_20__28_Web_29_">
      <loext:graphic-properties draw:fill="solid" draw:fill-color="#ffffff" draw:opacity="100%"/>
      <style:paragraph-properties fo:margin-top="0.049cm" fo:margin-bottom="0.049cm" loext:contextual-spacing="false" style:line-height-at-least="0.788cm" fo:text-align="start" style:justify-single-word="false" fo:background-color="#ffffff"/>
      <style:text-properties fo:color="#616161" fo:background-color="transparent"/>
    </style:style>
    <style:style style:name="P6" style:family="paragraph" style:parent-style-name="Normal_20__28_Web_29_">
      <loext:graphic-properties draw:fill="solid" draw:fill-color="#ffffff" draw:opacity="100%"/>
      <style:paragraph-properties fo:margin-top="0.049cm" fo:margin-bottom="0.049cm" loext:contextual-spacing="false" style:line-height-at-least="0.788cm" fo:background-color="#ffffff"/>
      <style:text-properties fo:color="#616161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7" style:family="paragraph" style:parent-style-name="Normal_20__28_Web_29_" style:master-page-name="Standard">
      <loext:graphic-properties draw:fill="solid" draw:fill-color="#b2b2b2" draw:opacity="100%"/>
      <style:paragraph-properties fo:margin-top="0.049cm" fo:margin-bottom="0.049cm" loext:contextual-spacing="false" style:line-height-at-least="0.788cm" fo:text-align="center" style:justify-single-word="false" style:page-number="auto" fo:background-color="#b2b2b2"/>
      <style:text-properties fo:color="#616161" style:font-name="Bauhaus 93" fo:font-size="24pt" fo:font-style="italic" fo:background-color="#b2b2b2" style:font-size-asian="24pt" style:font-style-asian="italic" style:font-name-complex="Arial2" style:font-size-complex="24pt" style:font-style-complex="italic"/>
    </style:style>
    <style:style style:name="P8" style:family="paragraph" style:parent-style-name="Normal_20__28_Web_29_">
      <loext:graphic-properties draw:fill="solid" draw:fill-color="#ffffff" draw:opacity="100%"/>
      <style:paragraph-properties fo:margin-top="0.049cm" fo:margin-bottom="0.049cm" loext:contextual-spacing="false" style:line-height-at-least="0.788cm" fo:background-color="#ffffff"/>
      <style:text-properties fo:color="#616161" officeooo:rsid="001b602e" officeooo:paragraph-rsid="001b602e" fo:background-color="transparent"/>
    </style:style>
    <style:style style:name="P9" style:family="paragraph" style:parent-style-name="Normal_20__28_Web_29_">
      <loext:graphic-properties draw:fill="solid" draw:fill-color="#ffffff" draw:opacity="100%"/>
      <style:paragraph-properties fo:margin-top="0.049cm" fo:margin-bottom="0.049cm" loext:contextual-spacing="false" style:line-height-at-least="0.788cm" fo:text-align="start" style:justify-single-word="false" fo:background-color="#ffffff"/>
      <style:text-properties fo:color="#616161" officeooo:paragraph-rsid="001b602e" fo:background-color="transparent"/>
    </style:style>
    <style:style style:name="P10" style:family="paragraph" style:parent-style-name="Normal_20__28_Web_29_">
      <loext:graphic-properties draw:fill="solid" draw:fill-color="#ffffff" draw:opacity="100%"/>
      <style:paragraph-properties fo:margin-top="0.049cm" fo:margin-bottom="0.049cm" loext:contextual-spacing="false" style:line-height-at-least="0.788cm" fo:text-align="start" style:justify-single-word="false" fo:background-color="#ffffff">
        <style:tab-stops>
          <style:tab-stop style:position="8.996cm"/>
        </style:tab-stops>
      </style:paragraph-properties>
      <style:text-properties fo:color="#616161" fo:background-color="transparent"/>
    </style:style>
    <style:style style:name="P11" style:family="paragraph" style:parent-style-name="Normal_20__28_Web_29_">
      <loext:graphic-properties draw:fill="solid" draw:fill-color="#ffffff" draw:opacity="100%"/>
      <style:paragraph-properties fo:margin-top="0.049cm" fo:margin-bottom="0.049cm" loext:contextual-spacing="false" style:line-height-at-least="0.788cm" fo:text-align="start" style:justify-single-word="false" fo:background-color="#ffffff">
        <style:tab-stops>
          <style:tab-stop style:position="8.996cm"/>
        </style:tab-stops>
      </style:paragraph-properties>
      <style:text-properties fo:color="#616161" officeooo:paragraph-rsid="001b602e" fo:background-color="transparent"/>
    </style:style>
    <style:style style:name="P12" style:family="paragraph" style:parent-style-name="Normal_20__28_Web_29_">
      <loext:graphic-properties draw:fill="solid" draw:fill-color="#ffffff" draw:opacity="100%"/>
      <style:paragraph-properties fo:margin-top="0.049cm" fo:margin-bottom="0.049cm" loext:contextual-spacing="false" style:line-height-at-least="0.788cm" fo:text-align="end" style:justify-single-word="false" fo:background-color="#ffffff"/>
      <style:text-properties fo:color="#616161" fo:background-color="transparent"/>
    </style:style>
    <style:style style:name="P13" style:family="paragraph" style:parent-style-name="Normal_20__28_Web_29_">
      <loext:graphic-properties draw:fill="solid" draw:fill-color="#ffffff" draw:opacity="100%"/>
      <style:paragraph-properties fo:margin-top="0.049cm" fo:margin-bottom="0.049cm" loext:contextual-spacing="false" style:line-height-at-least="0.788cm" fo:text-align="start" style:justify-single-word="false" fo:background-color="#ffffff">
        <style:tab-stops>
          <style:tab-stop style:position="8.996cm"/>
        </style:tab-stops>
      </style:paragraph-properties>
      <style:text-properties fo:color="#616161" officeooo:paragraph-rsid="001b602e" fo:background-color="#ffffff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b602e" fo:background-color="transparent" loext:char-shading-value="0"/>
    </style:style>
    <style:style style:name="T3" style:family="text">
      <style:text-properties officeooo:rsid="001b602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AYMENT REMINDER LETTER</text:p>
      <text:p text:style-name="P1"/>
      <text:p text:style-name="P3">Date: <text:date style:data-style-name="N37" text:date-value="2017-12-27T18:55:09.235626901" text:fixed="true">12/27/17</text:date></text:p>
      <text:p text:style-name="P8">{Contacts.firstname} {Contacts.lastname}</text:p>
      <text:p text:style-name="P8">{Contacts.mailingstreet} {Contacts.mailingcity}, {Contacts.mailingstate} {Contacts.mailingzip}</text:p>
      <text:p text:style-name="P4"/>
      <text:p text:style-name="P4">Dear Sir,</text:p>
      <text:p text:style-name="P2"/>
      <text:p text:style-name="P6">Subject: Payment Reminder Letter</text:p>
      <text:p text:style-name="P4"/>
      <text:p text:style-name="P9">You were supposed to send a payment of <text:span text:style-name="T3">{CobroPago.amount}</text:span> to the <text:span text:style-name="T3">{Organization.organizationname}</text:span> well before <text:span text:style-name="T3">{CobroPago.duedate}</text:span>. Unfortunately we have not received <text:span text:style-name="T3">this </text:span>payment from your side, so <text:span text:style-name="T3">we would like to </text:span>remind you t<text:span text:style-name="T3">o</text:span> please send the payment as soon as possible.</text:p>
      <text:p text:style-name="P5"/>
      <text:p text:style-name="P4">Just for your knowledge, I <text:span text:style-name="T3">need</text:span> to inform you <text:span text:style-name="T3">that by </text:span>company policy, if we are unable to receive payment from your side after five days of payment date, <text:span text:style-name="T3">we</text:span> will be authorized to take <text:span text:style-name="T3">legal </text:span>action<text:span text:style-name="T3">s</text:span> against you. <text:span text:style-name="T3">I trust</text:span> that we will not need to do <text:span text:style-name="T3">that</text:span>.</text:p>
      <text:p text:style-name="P12"/>
      <text:p text:style-name="P10"><text:tab/>Thanks and Best Regards</text:p>
      <text:p text:style-name="P11"><text:span text:style-name="T3"><text:tab/>{Users.first_name} {Users.last_name}</text:span></text:p>
      <text:p text:style-name="P13"><text:span text:style-name="T2"><text:tab/>{Organization.organizationname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auhaus 93" svg:font-family="'Bauhaus 93'" style:font-family-generic="decorative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7-12-27T18:52:42.238696378</meta:creation-date>
    <meta:editing-duration>PT1M7S</meta:editing-duration>
    <meta:generator>LibreOffice/5.0.3.2$Linux_X86_64 LibreOffice_project/00m0$Build-2</meta:generator>
    <dc:description>Use this Sample Letter for Payment Reminder Template to remind your customers about due payments. Try out further samples here &lt;a href="http://www.wordexcelsample.com/5-excel-gantt-chart-templates.html"&gt;Excel Gantt Chart&lt;/a&gt;, &lt;a href="http://www.wordexcelsample.com/6-excel-budget-templates.html"&gt;MS Excel Budget&lt;/a&gt;, &lt;a href="http://www.wordexcelsample.com/6-depreciation-schedules.html"&gt;Depreciation Schedule&lt;/a&gt;, &lt;a href="http://www.wordexcelsample.com/6-debt-reduction-calculators.html"&gt;Excel Debt Reduction Calculator&lt;/a&gt;</dc:description>
    <meta:keyword>letter document education professional</meta:keyword>
    <dc:subject>&lt;a href="http://www.wordexcelsample.com/6-excel-invoice-templates.html"&gt;Excel Invoice&lt;/a&gt;</dc:subject>
    <dc:title>Sample Letter for Payment Reminder Template</dc:title>
    <meta:initial-creator>joe </meta:initial-creator>
    <dc:date>2017-12-27T19:08:59.344404379</dc:date>
    <dc:creator>joe </dc:creator>
    <meta:document-statistic meta:table-count="0" meta:image-count="0" meta:object-count="0" meta:page-count="1" meta:paragraph-count="11" meta:word-count="114" meta:character-count="829" meta:non-whitespace-character-count="723"/>
    <meta:user-defined meta:name="License">&lt;a href="http://www.wordexcelsample.com/"&gt;Word Templates Free&lt;/a&gt;</meta:user-defined>
  </office:meta>
</office:document-meta>
</file>